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ato" svg:font-family="Lato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 style:master-page-name="">
      <style:table-properties style:width="20.108cm" fo:margin-top="0.199cm" fo:margin-bottom="0cm" style:page-number="auto" fo:break-before="auto" fo:break-after="auto" table:align="center" fo:background-color="transparent">
        <style:background-image/>
      </style:table-properties>
    </style:style>
    <style:style style:name="Tableau2.A" style:family="table-column">
      <style:table-column-properties style:column-width="8.387cm"/>
    </style:style>
    <style:style style:name="Tableau2.B" style:family="table-column">
      <style:table-column-properties style:column-width="11.721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b2b2b2" fo:padding="0.097cm" fo:border="0.05pt solid #000000">
        <style:background-image/>
      </style:table-cell-properties>
    </style:style>
    <style:style style:name="Tableau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ato"/>
    </style:style>
    <style:style style:name="P2" style:family="paragraph" style:parent-style-name="Title">
      <style:text-properties officeooo:rsid="017211a9" officeooo:paragraph-rsid="017211a9"/>
    </style:style>
    <style:style style:name="P3" style:family="paragraph" style:parent-style-name="Table_20_Contents">
      <style:text-properties style:font-name="Arial" fo:font-size="11pt" officeooo:rsid="01520cae" officeooo:paragraph-rsid="01520cae" fo:background-color="transparent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9e9452" fo:background-color="transparent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1520cae" fo:background-color="transparent" style:font-size-asian="11pt" style:font-size-complex="11pt"/>
    </style:style>
    <style:style style:name="P6" style:family="paragraph" style:parent-style-name="Table_20_Contents">
      <style:text-properties style:font-name="Arial" fo:font-size="11pt" fo:background-color="transparent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1627315" fo:background-color="transparent" style:font-size-asian="11pt" style:font-size-complex="11pt"/>
    </style:style>
    <style:style style:name="P8" style:family="paragraph" style:parent-style-name="Table_20_Contents">
      <style:text-properties style:font-name="Arial" fo:font-size="11pt" officeooo:rsid="009f3945" officeooo:paragraph-rsid="00cded81" fo:background-color="transparent" style:font-size-asian="11pt" style:font-size-complex="11pt"/>
    </style:style>
    <style:style style:name="P9" style:family="paragraph" style:parent-style-name="Table_20_Contents">
      <style:text-properties style:font-name="Arial" fo:font-size="11pt" officeooo:rsid="00c22bd6" officeooo:paragraph-rsid="00c22bd6" fo:background-color="transparent" style:font-size-asian="11pt" style:font-size-complex="11pt"/>
    </style:style>
    <style:style style:name="P10" style:family="paragraph" style:parent-style-name="Table_20_Contents">
      <style:text-properties style:font-name="Arial" fo:font-size="11pt" officeooo:paragraph-rsid="0177df7e" fo:background-color="transparent" style:font-size-asian="11pt" style:font-size-complex="11pt"/>
    </style:style>
    <style:style style:name="P11" style:family="paragraph" style:parent-style-name="Table_20_Contents">
      <style:text-properties style:font-name="Arial" fo:font-size="11pt" officeooo:rsid="017a498d" officeooo:paragraph-rsid="017a498d" fo:background-color="transparent" style:font-size-asian="11pt" style:font-size-complex="11pt"/>
    </style:style>
    <style:style style:name="P12" style:family="paragraph" style:parent-style-name="Table_20_Contents">
      <style:text-properties style:font-name="Arial" fo:font-size="11pt" officeooo:paragraph-rsid="017d68ed" fo:background-color="transparent" style:font-size-asian="11pt" style:font-size-complex="11pt"/>
    </style:style>
    <style:style style:name="P13" style:family="paragraph" style:parent-style-name="Table_20_Contents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002f488" officeooo:paragraph-rsid="0183f7d0" fo:background-color="transparent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font-weight="bold" officeooo:rsid="00088631" officeooo:paragraph-rsid="00088631" fo:background-color="transparent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rsid="00088631" officeooo:paragraph-rsid="01646aa5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c22bd6" officeooo:paragraph-rsid="00c22bd6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14c7f93" officeooo:paragraph-rsid="014c7f93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" fo:font-size="11pt" fo:font-weight="bold" officeooo:rsid="000a0a4a" officeooo:paragraph-rsid="000a0a4a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c6812c" officeooo:paragraph-rsid="00c6812c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font-weight="bold" officeooo:rsid="0063ad12" officeooo:paragraph-rsid="0063ad12" fo:background-color="transparent" style:font-size-asian="11pt" style:font-weight-asian="bold" style:font-size-complex="11pt" style:font-weight-complex="bold"/>
    </style:style>
    <style:style style:name="P22" style:family="paragraph" style:parent-style-name="Heading_20_1">
      <style:text-properties officeooo:rsid="017211a9" officeooo:paragraph-rsid="017211a9"/>
    </style:style>
    <style:style style:name="P23" style:family="paragraph" style:parent-style-name="Standard" style:list-style-name="L16">
      <style:text-properties fo:font-weight="bold" style:font-weight-asian="bold" style:font-weight-complex="bold"/>
    </style:style>
    <style:style style:name="P24" style:family="paragraph" style:parent-style-name="Standard" style:list-style-name="L17"/>
    <style:style style:name="P25" style:family="paragraph" style:parent-style-name="Standard" style:list-style-name="L17">
      <style:text-properties officeooo:rsid="01742608" officeooo:paragraph-rsid="0175e6cc"/>
    </style:style>
    <style:style style:name="P26" style:family="paragraph" style:parent-style-name="Table_20_Contents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070b43d" officeooo:paragraph-rsid="01520cae" fo:background-color="transparent" style:font-size-asian="11pt" style:font-size-complex="11pt"/>
    </style:style>
    <style:style style:name="P27" style:family="paragraph" style:parent-style-name="Table_20_Contents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180d66a" officeooo:paragraph-rsid="0180d66a" fo:background-color="transparent" style:font-size-asian="11pt" style:font-size-complex="11pt"/>
    </style:style>
    <style:style style:name="P28" style:family="paragraph" style:parent-style-name="Table_20_Contents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1520cae" officeooo:paragraph-rsid="01520cae" fo:background-color="transparent" style:font-size-asian="11pt" style:font-size-complex="11pt"/>
    </style:style>
    <style:style style:name="P29" style:family="paragraph" style:parent-style-name="Table_20_Contents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002f488" officeooo:paragraph-rsid="0002f488" fo:background-color="transparent" style:font-size-asian="11pt" style:font-size-complex="11pt"/>
    </style:style>
    <style:style style:name="P30" style:family="paragraph" style:parent-style-name="Table_20_Contents" style:list-style-name="L2">
      <loext:graphic-properties draw:fill="none"/>
      <style:paragraph-properties fo:margin-left="0.6cm" fo:margin-right="0cm" fo:text-align="justify" style:justify-single-word="false" fo:text-indent="-0.4cm" style:auto-text-indent="false" fo:background-color="transparent" text:number-lines="false" text:line-number="0"/>
      <style:text-properties style:font-name="Arial" fo:font-size="11pt" officeooo:rsid="0002f488" officeooo:paragraph-rsid="0002f488" fo:background-color="transparent" style:font-size-asian="11pt" style:font-size-complex="11pt"/>
    </style:style>
    <style:style style:name="P31" style:family="paragraph" style:parent-style-name="Table_20_Contents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17d68ed" officeooo:paragraph-rsid="017d68ed" fo:background-color="transparent" style:font-size-asian="11pt" style:font-size-complex="11pt"/>
    </style:style>
    <style:style style:name="P32" style:family="paragraph" style:parent-style-name="Table_20_Contents" style:list-style-name="L4">
      <style:text-properties style:font-name="Arial" fo:font-size="11pt" officeooo:rsid="017d68ed" officeooo:paragraph-rsid="017d68ed" fo:background-color="transparent" style:font-size-asian="11pt" style:font-size-complex="11pt"/>
    </style:style>
    <style:style style:name="P33" style:family="paragraph" style:parent-style-name="Table_20_Contents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 text:number-lines="false" text:line-number="0"/>
      <style:text-properties style:font-name="Arial" fo:font-size="11pt" officeooo:rsid="00049fae" officeooo:paragraph-rsid="01627315" fo:background-color="transparent" style:font-size-asian="11pt" style:font-size-complex="11pt"/>
    </style:style>
    <style:style style:name="P34" style:family="paragraph" style:parent-style-name="Table_20_Contents" style:list-style-name="L4">
      <style:text-properties style:font-name="Arial" fo:font-size="11pt" officeooo:paragraph-rsid="000ee04a" fo:background-color="transparent" style:font-size-asian="11pt" style:font-size-complex="11pt"/>
    </style:style>
    <style:style style:name="P35" style:family="paragraph" style:parent-style-name="Table_20_Contents" style:list-style-name="L4">
      <style:text-properties style:font-name="Arial" fo:font-size="11pt" officeooo:rsid="002c7686" officeooo:paragraph-rsid="00c22bd6" fo:background-color="transparent" style:font-size-asian="11pt" style:font-size-complex="11pt"/>
    </style:style>
    <style:style style:name="P36" style:family="paragraph" style:parent-style-name="Table_20_Contents" style:list-style-name="L4">
      <style:text-properties style:font-name="Arial" fo:font-size="11pt" officeooo:rsid="011ffffb" officeooo:paragraph-rsid="011ffffb" fo:background-color="transparent" style:font-size-asian="11pt" style:font-size-complex="11pt"/>
    </style:style>
    <style:style style:name="P37" style:family="paragraph" style:parent-style-name="Table_20_Contents" style:list-style-name="L5">
      <style:text-properties style:font-name="Arial" fo:font-size="11pt" officeooo:rsid="0012fcfe" officeooo:paragraph-rsid="01689d23" fo:background-color="transparent" style:font-size-asian="11pt" style:font-size-complex="11pt"/>
    </style:style>
    <style:style style:name="P38" style:family="paragraph" style:parent-style-name="Table_20_Contents" style:list-style-name="L5">
      <style:text-properties style:font-name="Arial" fo:font-size="11pt" officeooo:rsid="0012fcfe" officeooo:paragraph-rsid="00756b34" fo:background-color="transparent" style:font-size-asian="11pt" style:font-size-complex="11pt"/>
    </style:style>
    <style:style style:name="P39" style:family="paragraph" style:parent-style-name="Table_20_Contents" style:list-style-name="L5">
      <style:text-properties style:font-name="Arial" fo:font-size="11pt" officeooo:rsid="00174bba" officeooo:paragraph-rsid="00174bba" fo:background-color="transparent" style:font-size-asian="11pt" style:font-size-complex="11pt"/>
    </style:style>
    <style:style style:name="P40" style:family="paragraph" style:parent-style-name="Table_20_Contents" style:list-style-name="L5">
      <style:text-properties style:font-name="Arial" fo:font-size="11pt" officeooo:rsid="012484b9" officeooo:paragraph-rsid="012484b9" fo:background-color="transparent" style:font-size-asian="11pt" style:font-size-complex="11pt"/>
    </style:style>
    <style:style style:name="P41" style:family="paragraph" style:parent-style-name="Table_20_Contents" style:list-style-name="L5">
      <style:text-properties style:font-name="Arial" fo:font-size="11pt" officeooo:rsid="0158b554" officeooo:paragraph-rsid="0158b554" fo:background-color="transparent" style:font-size-asian="11pt" style:font-size-complex="11pt"/>
    </style:style>
    <style:style style:name="P42" style:family="paragraph" style:parent-style-name="Table_20_Contents" style:list-style-name="L6">
      <style:text-properties style:font-name="Arial" fo:font-size="11pt" officeooo:rsid="00c5b5be" officeooo:paragraph-rsid="01646aa5" fo:background-color="transparent" style:font-size-asian="11pt" style:font-size-complex="11pt"/>
    </style:style>
    <style:style style:name="P43" style:family="paragraph" style:parent-style-name="Table_20_Contents" style:list-style-name="L7">
      <style:text-properties style:font-name="Arial" fo:font-size="11pt" officeooo:rsid="00c5b5be" officeooo:paragraph-rsid="0177df7e" fo:background-color="transparent" style:font-size-asian="11pt" style:font-size-complex="11pt"/>
    </style:style>
    <style:style style:name="P44" style:family="paragraph" style:parent-style-name="Table_20_Contents" style:list-style-name="L10">
      <style:text-properties style:font-name="Arial" fo:font-size="11pt" officeooo:rsid="00c5b5be" officeooo:paragraph-rsid="01610f26" fo:background-color="transparent" style:font-size-asian="11pt" style:font-size-complex="11pt"/>
    </style:style>
    <style:style style:name="P45" style:family="paragraph" style:parent-style-name="Table_20_Contents" style:list-style-name="L6">
      <style:text-properties style:font-name="Arial" fo:font-size="11pt" officeooo:rsid="00088631" officeooo:paragraph-rsid="00088631" fo:background-color="transparent" style:font-size-asian="11pt" style:font-size-complex="11pt"/>
    </style:style>
    <style:style style:name="P46" style:family="paragraph" style:parent-style-name="Table_20_Contents" style:list-style-name="L6">
      <style:text-properties style:font-name="Arial" fo:font-size="11pt" officeooo:rsid="01646aa5" officeooo:paragraph-rsid="01646aa5" fo:background-color="transparent" style:font-size-asian="11pt" style:font-size-complex="11pt"/>
    </style:style>
    <style:style style:name="P47" style:family="paragraph" style:parent-style-name="Table_20_Contents" style:list-style-name="L6">
      <style:text-properties style:font-name="Arial" fo:font-size="11pt" officeooo:rsid="011e5829" officeooo:paragraph-rsid="0177df7e" fo:background-color="transparent" style:font-size-asian="11pt" style:font-size-complex="11pt"/>
    </style:style>
    <style:style style:name="P48" style:family="paragraph" style:parent-style-name="Table_20_Contents" style:list-style-name="L6">
      <style:text-properties style:font-name="Arial" fo:font-size="11pt" officeooo:rsid="00c22bd6" officeooo:paragraph-rsid="0177df7e" fo:background-color="transparent" style:font-size-asian="11pt" style:font-size-complex="11pt"/>
    </style:style>
    <style:style style:name="P49" style:family="paragraph" style:parent-style-name="Table_20_Contents" style:list-style-name="L8">
      <style:text-properties style:font-name="Arial" fo:font-size="11pt" officeooo:rsid="00c22bd6" officeooo:paragraph-rsid="00c22bd6" fo:background-color="transparent" style:font-size-asian="11pt" style:font-size-complex="11pt"/>
    </style:style>
    <style:style style:name="P50" style:family="paragraph" style:parent-style-name="Table_20_Contents" style:list-style-name="L6">
      <style:text-properties style:font-name="Arial" fo:font-size="11pt" officeooo:rsid="00cee02f" officeooo:paragraph-rsid="0177df7e" fo:background-color="transparent" style:font-size-asian="11pt" style:font-size-complex="11pt"/>
    </style:style>
    <style:style style:name="P51" style:family="paragraph" style:parent-style-name="Table_20_Contents" style:list-style-name="L6">
      <style:text-properties style:font-name="Arial" fo:font-size="11pt" officeooo:rsid="0118e222" officeooo:paragraph-rsid="0177df7e" fo:background-color="transparent" style:font-size-asian="11pt" style:font-size-complex="11pt"/>
    </style:style>
    <style:style style:name="P52" style:family="paragraph" style:parent-style-name="Table_20_Contents" style:list-style-name="L7">
      <style:text-properties style:font-name="Arial" fo:font-size="11pt" officeooo:rsid="01610f26" officeooo:paragraph-rsid="01610f26" fo:background-color="transparent" style:font-size-asian="11pt" style:font-size-complex="11pt"/>
    </style:style>
    <style:style style:name="P53" style:family="paragraph" style:parent-style-name="Table_20_Contents" style:list-style-name="L7">
      <style:text-properties style:font-name="Arial" fo:font-size="11pt" officeooo:rsid="00d43b4d" officeooo:paragraph-rsid="00d43b4d" fo:background-color="transparent" style:font-size-asian="11pt" style:font-size-complex="11pt"/>
    </style:style>
    <style:style style:name="P54" style:family="paragraph" style:parent-style-name="Table_20_Contents" style:list-style-name="L7">
      <style:text-properties style:font-name="Arial" fo:font-size="11pt" officeooo:rsid="00f12da2" officeooo:paragraph-rsid="00f12da2" fo:background-color="transparent" style:font-size-asian="11pt" style:font-size-complex="11pt"/>
    </style:style>
    <style:style style:name="P55" style:family="paragraph" style:parent-style-name="Table_20_Contents" style:list-style-name="L7">
      <style:text-properties style:font-name="Arial" fo:font-size="11pt" officeooo:rsid="0100d880" officeooo:paragraph-rsid="0100d880" fo:background-color="transparent" style:font-size-asian="11pt" style:font-size-complex="11pt"/>
    </style:style>
    <style:style style:name="P56" style:family="paragraph" style:parent-style-name="Table_20_Contents" style:list-style-name="L8">
      <style:text-properties style:font-name="Arial" fo:font-size="11pt" officeooo:paragraph-rsid="0177df7e" fo:background-color="transparent" style:font-size-asian="11pt" style:font-size-complex="11pt"/>
    </style:style>
    <style:style style:name="P57" style:family="paragraph" style:parent-style-name="Table_20_Contents" style:list-style-name="L8">
      <style:text-properties style:font-name="Arial" fo:font-size="11pt" officeooo:paragraph-rsid="000de606" fo:background-color="transparent" style:font-size-asian="11pt" style:font-size-complex="11pt"/>
    </style:style>
    <style:style style:name="P58" style:family="paragraph" style:parent-style-name="Table_20_Contents" style:list-style-name="L9">
      <style:text-properties style:font-name="Arial" fo:font-size="11pt" officeooo:rsid="00210fc8" officeooo:paragraph-rsid="0177df7e" fo:background-color="transparent" style:font-size-asian="11pt" style:font-size-complex="11pt"/>
    </style:style>
    <style:style style:name="P59" style:family="paragraph" style:parent-style-name="Table_20_Contents" style:list-style-name="L9">
      <style:text-properties style:font-name="Arial" fo:font-size="11pt" officeooo:rsid="00a0a409" officeooo:paragraph-rsid="00a0a409" fo:background-color="transparent" style:font-size-asian="11pt" style:font-size-complex="11pt"/>
    </style:style>
    <style:style style:name="P60" style:family="paragraph" style:parent-style-name="Table_20_Contents" style:list-style-name="L10">
      <style:text-properties style:font-name="Arial" fo:font-size="11pt" officeooo:paragraph-rsid="01610f26" fo:background-color="transparent" style:font-size-asian="11pt" style:font-size-complex="11pt"/>
    </style:style>
    <style:style style:name="P61" style:family="paragraph" style:parent-style-name="Table_20_Contents" style:list-style-name="L10">
      <style:text-properties style:font-name="Arial" fo:font-size="11pt" fo:background-color="transparent" style:font-size-asian="11pt" style:font-size-complex="11pt"/>
    </style:style>
    <style:style style:name="P62" style:family="paragraph" style:parent-style-name="Table_20_Contents" style:list-style-name="L10">
      <style:text-properties style:font-name="Arial" fo:font-size="11pt" officeooo:rsid="0159b5cd" officeooo:paragraph-rsid="0159b5cd" fo:background-color="transparent" style:font-size-asian="11pt" style:font-size-complex="11pt"/>
    </style:style>
    <style:style style:name="P63" style:family="paragraph" style:parent-style-name="Table_20_Contents" style:list-style-name="L11">
      <style:text-properties style:font-name="Arial" fo:font-size="11pt" officeooo:rsid="00c6812c" officeooo:paragraph-rsid="00c6812c" fo:background-color="transparent" style:font-size-asian="11pt" style:font-size-complex="11pt"/>
    </style:style>
    <style:style style:name="P64" style:family="paragraph" style:parent-style-name="Table_20_Contents" style:list-style-name="L12">
      <style:text-properties style:font-name="Arial" fo:font-size="11pt" officeooo:paragraph-rsid="0177df7e" fo:background-color="transparent" style:font-size-asian="11pt" style:font-size-complex="11pt"/>
    </style:style>
    <style:style style:name="P65" style:family="paragraph" style:parent-style-name="Table_20_Contents" style:list-style-name="L12">
      <style:text-properties style:font-name="Arial" fo:font-size="11pt" officeooo:rsid="016cd6fa" officeooo:paragraph-rsid="016cd6fa" fo:background-color="transparent" style:font-size-asian="11pt" style:font-size-complex="11pt"/>
    </style:style>
    <style:style style:name="P66" style:family="paragraph" style:parent-style-name="Table_20_Contents" style:list-style-name="L12">
      <style:text-properties style:font-name="Arial" fo:font-size="11pt" officeooo:rsid="01215fd9" officeooo:paragraph-rsid="01215fd9" fo:background-color="transparent" style:font-size-asian="11pt" style:font-size-complex="11pt"/>
    </style:style>
    <style:style style:name="P67" style:family="paragraph" style:parent-style-name="Table_20_Contents" style:list-style-name="L13">
      <style:text-properties style:font-name="Arial" fo:font-size="11pt" officeooo:paragraph-rsid="00588f31" fo:background-color="transparent" style:font-size-asian="11pt" style:font-size-complex="11pt"/>
    </style:style>
    <style:style style:name="P68" style:family="paragraph" style:parent-style-name="Table_20_Contents" style:list-style-name="L13">
      <style:text-properties style:font-name="Arial" fo:font-size="11pt" officeooo:rsid="012c6a75" officeooo:paragraph-rsid="012c6a75" fo:background-color="transparent" style:font-size-asian="11pt" style:font-size-complex="11pt"/>
    </style:style>
    <style:style style:name="P69" style:family="paragraph" style:parent-style-name="Table_20_Contents" style:list-style-name="L13">
      <style:text-properties style:font-name="Arial" fo:font-size="11pt" officeooo:rsid="011a7309" officeooo:paragraph-rsid="011a7309" fo:background-color="transparent" style:font-size-asian="11pt" style:font-size-complex="11pt"/>
    </style:style>
    <style:style style:name="P70" style:family="paragraph" style:parent-style-name="Table_20_Contents" style:list-style-name="L14">
      <style:text-properties style:font-name="Arial" fo:font-size="11pt" officeooo:rsid="00ff1c0e" officeooo:paragraph-rsid="00ff1c0e" fo:background-color="transparent" style:font-size-asian="11pt" style:font-size-complex="11pt"/>
    </style:style>
    <style:style style:name="P71" style:family="paragraph" style:parent-style-name="Table_20_Contents" style:list-style-name="L14">
      <style:text-properties style:font-name="Arial" fo:font-size="11pt" officeooo:rsid="000f4398" officeooo:paragraph-rsid="000f4398" fo:background-color="transparent" style:font-size-asian="11pt" style:font-size-complex="11pt"/>
    </style:style>
    <style:style style:name="P72" style:family="paragraph" style:parent-style-name="Table_20_Contents" style:list-style-name="L15">
      <style:text-properties style:font-name="Arial" fo:font-size="11pt" officeooo:rsid="000f4398" officeooo:paragraph-rsid="0177df7e" fo:background-color="transparent" style:font-size-asian="11pt" style:font-size-complex="11pt"/>
    </style:style>
    <style:style style:name="P73" style:family="paragraph" style:parent-style-name="Table_20_Contents" style:list-style-name="L15">
      <style:text-properties style:font-name="Arial" fo:font-size="11pt" officeooo:rsid="000f4398" officeooo:paragraph-rsid="0080cd33" fo:background-color="transparent" style:font-size-asian="11pt" style:font-size-complex="11pt"/>
    </style:style>
    <style:style style:name="P74" style:family="paragraph" style:parent-style-name="Table_20_Contents" style:list-style-name="L15">
      <style:text-properties style:font-name="Arial" fo:font-size="11pt" officeooo:rsid="007f698a" officeooo:paragraph-rsid="007f698a" fo:background-color="transparent" style:font-size-asian="11pt" style:font-size-complex="11pt"/>
    </style:style>
    <style:style style:name="P75" style:family="paragraph" style:parent-style-name="Table_20_Contents" style:list-style-name="L15">
      <style:text-properties style:font-name="Arial" fo:font-size="11pt" officeooo:rsid="00904af8" officeooo:paragraph-rsid="009e9452" fo:background-color="transparent" style:font-size-asian="11pt" style:font-size-complex="11pt"/>
    </style:style>
    <style:style style:name="P76" style:family="paragraph" style:parent-style-name="Table_20_Contents" style:list-style-name="L15">
      <style:text-properties style:font-name="Arial" fo:font-size="11pt" officeooo:rsid="008f6852" officeooo:paragraph-rsid="008f6852" fo:background-color="transparent" style:font-size-asian="11pt" style:font-size-complex="11pt"/>
    </style:style>
    <style:style style:name="P77" style:family="paragraph" style:parent-style-name="Table_20_Contents" style:list-style-name="L3">
      <loext:graphic-properties draw:fill="none"/>
      <style:paragraph-properties fo:margin-left="0.499cm" fo:margin-right="0cm" fo:text-align="justify" style:justify-single-word="false" fo:text-indent="-0.499cm" style:auto-text-indent="false" fo:background-color="transparent" text:number-lines="false" text:line-number="0">
        <style:tab-stops>
          <style:tab-stop style:position="0.688cm"/>
        </style:tab-stops>
      </style:paragraph-properties>
      <style:text-properties style:font-name="Arial" fo:font-size="11pt" fo:font-weight="bold" officeooo:paragraph-rsid="017d68ed" fo:background-color="transparent" style:font-size-asian="11pt" style:font-weight-asian="bold" style:font-size-complex="11pt" style:font-weight-complex="bold"/>
    </style:style>
    <style:style style:name="P78" style:family="paragraph" style:parent-style-name="Table_20_Contents" style:list-style-name="L3">
      <loext:graphic-properties draw:fill="none"/>
      <style:paragraph-properties fo:margin-left="0.499cm" fo:margin-right="0cm" fo:text-align="justify" style:justify-single-word="false" fo:text-indent="-0.499cm" style:auto-text-indent="false" fo:background-color="transparent" text:number-lines="false" text:line-number="0">
        <style:tab-stops>
          <style:tab-stop style:position="0.688cm"/>
        </style:tab-stops>
      </style:paragraph-properties>
      <style:text-properties style:font-name="Arial" fo:font-size="11pt" fo:font-weight="bold" officeooo:rsid="017d68ed" officeooo:paragraph-rsid="017d68ed" fo:background-color="transparent" style:font-size-asian="11pt" style:font-weight-asian="bold" style:font-size-complex="11pt" style:font-weight-complex="bold"/>
    </style:style>
    <style:style style:name="P79" style:family="paragraph" style:parent-style-name="Table_20_Contents" style:list-style-name="L3">
      <loext:graphic-properties draw:fill="none"/>
      <style:paragraph-properties fo:margin-left="0.499cm" fo:margin-right="0cm" fo:text-align="justify" style:justify-single-word="false" fo:text-indent="-0.499cm" style:auto-text-indent="false" fo:background-color="transparent" text:number-lines="false" text:line-number="0">
        <style:tab-stops>
          <style:tab-stop style:position="0.688cm"/>
        </style:tab-stops>
      </style:paragraph-properties>
    </style:style>
    <style:style style:name="P80" style:family="paragraph" style:parent-style-name="Table_20_Contents" style:list-style-name="L9">
      <style:text-properties fo:color="#000000" loext:opacity="100%" style:font-name="Arial" fo:font-size="11pt" fo:font-weight="normal" officeooo:rsid="00c5b5be" officeooo:paragraph-rsid="0177df7e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 style:list-style-name="L9">
      <style:text-properties fo:color="#000000" loext:opacity="100%" style:font-name="Arial" fo:font-size="11pt" fo:font-weight="normal" officeooo:rsid="010e2ad8" officeooo:paragraph-rsid="010e2ad8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 style:list-style-name="L9">
      <style:text-properties fo:color="#000000" loext:opacity="100%" style:font-name="Lato" fo:font-size="11pt" fo:font-weight="normal" officeooo:rsid="007d38a4" officeooo:paragraph-rsid="0183f7d0" fo:background-color="transparent" style:font-size-asian="11pt" style:font-weight-asian="normal" style:font-size-complex="11pt" style:font-weight-complex="normal"/>
    </style:style>
    <style:style style:name="P83" style:family="paragraph" style:parent-style-name="Text_20_body" style:list-style-name="L17">
      <style:text-properties officeooo:paragraph-rsid="0175e6cc"/>
    </style:style>
    <style:style style:name="P84" style:family="paragraph" style:parent-style-name="Text_20_body" style:list-style-name="L18">
      <style:text-properties officeooo:paragraph-rsid="017211a9"/>
    </style:style>
    <style:style style:name="P85" style:family="paragraph">
      <style:paragraph-properties fo:margin-left="0.199cm" fo:margin-right="0.1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6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color="#c9211e" loext:opacity="100%"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afcb3"/>
    </style:style>
    <style:style style:name="T2" style:family="text">
      <style:text-properties officeooo:rsid="000de606"/>
    </style:style>
    <style:style style:name="T3" style:family="text">
      <style:text-properties officeooo:rsid="000f4398"/>
    </style:style>
    <style:style style:name="T4" style:family="text">
      <style:text-properties officeooo:rsid="001390bb"/>
    </style:style>
    <style:style style:name="T5" style:family="text">
      <style:text-properties officeooo:rsid="0036744e"/>
    </style:style>
    <style:style style:name="T6" style:family="text">
      <style:text-properties officeooo:rsid="00467132"/>
    </style:style>
    <style:style style:name="T7" style:family="text">
      <style:text-properties officeooo:rsid="0047c8e7"/>
    </style:style>
    <style:style style:name="T8" style:family="text">
      <style:text-properties officeooo:rsid="004bfd9c"/>
    </style:style>
    <style:style style:name="T9" style:family="text">
      <style:text-properties officeooo:rsid="0053294a"/>
    </style:style>
    <style:style style:name="T10" style:family="text">
      <style:text-properties officeooo:rsid="00580f73"/>
    </style:style>
    <style:style style:name="T11" style:family="text">
      <style:text-properties officeooo:rsid="0063ad12"/>
    </style:style>
    <style:style style:name="T12" style:family="text">
      <style:text-properties officeooo:rsid="0065df07"/>
    </style:style>
    <style:style style:name="T13" style:family="text">
      <style:text-properties style:text-position="super 58%"/>
    </style:style>
    <style:style style:name="T14" style:family="text">
      <style:text-properties officeooo:rsid="00756b34"/>
    </style:style>
    <style:style style:name="T15" style:family="text">
      <style:text-properties officeooo:rsid="007668e2"/>
    </style:style>
    <style:style style:name="T16" style:family="text">
      <style:text-properties officeooo:rsid="007de8a1"/>
    </style:style>
    <style:style style:name="T17" style:family="text">
      <style:text-properties officeooo:rsid="0080fc56"/>
    </style:style>
    <style:style style:name="T18" style:family="text">
      <style:text-properties officeooo:rsid="008f6852"/>
    </style:style>
    <style:style style:name="T19" style:family="text">
      <style:text-properties officeooo:rsid="00939467"/>
    </style:style>
    <style:style style:name="T20" style:family="text">
      <style:text-properties officeooo:rsid="0096f1e3"/>
    </style:style>
    <style:style style:name="T21" style:family="text">
      <style:text-properties officeooo:rsid="009e9218"/>
    </style:style>
    <style:style style:name="T22" style:family="text">
      <style:text-properties officeooo:rsid="009e9452"/>
    </style:style>
    <style:style style:name="T23" style:family="text">
      <style:text-properties officeooo:rsid="009f3945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style:text-line-through-style="none" style:text-line-through-type="none" officeooo:rsid="00b0dee3"/>
    </style:style>
    <style:style style:name="T26" style:family="text">
      <style:text-properties style:text-line-through-style="none" style:text-line-through-type="none" officeooo:rsid="00c6812c"/>
    </style:style>
    <style:style style:name="T27" style:family="text">
      <style:text-properties style:text-line-through-style="none" style:text-line-through-type="none" officeooo:rsid="013c860a"/>
    </style:style>
    <style:style style:name="T28" style:family="text">
      <style:text-properties style:text-line-through-style="none" style:text-line-through-type="none" officeooo:rsid="01664596"/>
    </style:style>
    <style:style style:name="T29" style:family="text">
      <style:text-properties style:text-line-through-style="none" style:text-line-through-type="none" officeooo:rsid="01646aa5"/>
    </style:style>
    <style:style style:name="T30" style:family="text">
      <style:text-properties style:text-line-through-style="none" style:text-line-through-type="none" officeooo:rsid="0183f7d0"/>
    </style:style>
    <style:style style:name="T31" style:family="text">
      <style:text-properties officeooo:rsid="00c04c9f"/>
    </style:style>
    <style:style style:name="T32" style:family="text">
      <style:text-properties officeooo:rsid="00c1f227"/>
    </style:style>
    <style:style style:name="T33" style:family="text">
      <style:text-properties officeooo:rsid="00c5b5be"/>
    </style:style>
    <style:style style:name="T34" style:family="text">
      <style:text-properties officeooo:rsid="00c6812c"/>
    </style:style>
    <style:style style:name="T35" style:family="text">
      <style:text-properties officeooo:rsid="00d0b01b"/>
    </style:style>
    <style:style style:name="T36" style:family="text">
      <style:text-properties officeooo:rsid="00ebdd9c"/>
    </style:style>
    <style:style style:name="T37" style:family="text">
      <style:text-properties officeooo:rsid="01172794"/>
    </style:style>
    <style:style style:name="T38" style:family="text">
      <style:text-properties officeooo:rsid="00c22bd6"/>
    </style:style>
    <style:style style:name="T39" style:family="text">
      <style:text-properties officeooo:rsid="011b1f46"/>
    </style:style>
    <style:style style:name="T40" style:family="text">
      <style:text-properties officeooo:rsid="01268db3"/>
    </style:style>
    <style:style style:name="T41" style:family="text">
      <style:text-properties officeooo:rsid="012a62e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17211a9" style:font-weight-asian="bold" style:font-weight-complex="bold"/>
    </style:style>
    <style:style style:name="T44" style:family="text">
      <style:text-properties fo:font-weight="bold" officeooo:rsid="017735cc" style:font-weight-asian="bold" style:font-weight-complex="bold"/>
    </style:style>
    <style:style style:name="T45" style:family="text">
      <style:text-properties officeooo:rsid="013c860a"/>
    </style:style>
    <style:style style:name="T46" style:family="text">
      <style:text-properties officeooo:rsid="01464b3d"/>
    </style:style>
    <style:style style:name="T47" style:family="text">
      <style:text-properties officeooo:rsid="014ab02b"/>
    </style:style>
    <style:style style:name="T48" style:family="text">
      <style:text-properties officeooo:rsid="014e288e"/>
    </style:style>
    <style:style style:name="T49" style:family="text">
      <style:text-properties officeooo:rsid="015067c0"/>
    </style:style>
    <style:style style:name="T50" style:family="text">
      <style:text-properties officeooo:rsid="01520cae"/>
    </style:style>
    <style:style style:name="T51" style:family="text">
      <style:text-properties officeooo:rsid="0156818a"/>
    </style:style>
    <style:style style:name="T52" style:family="text">
      <style:text-properties officeooo:rsid="0157d61e"/>
    </style:style>
    <style:style style:name="T53" style:family="text">
      <style:text-properties officeooo:rsid="015fb9d9"/>
    </style:style>
    <style:style style:name="T54" style:family="text">
      <style:text-properties officeooo:rsid="01610f26"/>
    </style:style>
    <style:style style:name="T55" style:family="text">
      <style:text-properties officeooo:rsid="01627315"/>
    </style:style>
    <style:style style:name="T56" style:family="text">
      <style:text-properties officeooo:rsid="01646aa5"/>
    </style:style>
    <style:style style:name="T57" style:family="text">
      <style:text-properties officeooo:rsid="0164d9b5"/>
    </style:style>
    <style:style style:name="T58" style:family="text">
      <style:text-properties officeooo:rsid="0167a76f"/>
    </style:style>
    <style:style style:name="T59" style:family="text">
      <style:text-properties officeooo:rsid="016c259f"/>
    </style:style>
    <style:style style:name="T60" style:family="text">
      <style:text-properties officeooo:rsid="016cd6fa"/>
    </style:style>
    <style:style style:name="T61" style:family="text">
      <style:text-properties officeooo:rsid="017211a9"/>
    </style:style>
    <style:style style:name="T62" style:family="text">
      <style:text-properties officeooo:rsid="01742608"/>
    </style:style>
    <style:style style:name="T63" style:family="text">
      <style:text-properties fo:background-color="#ffffa6" loext:char-shading-value="0"/>
    </style:style>
    <style:style style:name="T64" style:family="text">
      <style:text-properties officeooo:rsid="017211a9" fo:background-color="#ffffa6" loext:char-shading-value="0"/>
    </style:style>
    <style:style style:name="T65" style:family="text">
      <style:text-properties fo:background-color="#ffbf00" loext:char-shading-value="0"/>
    </style:style>
    <style:style style:name="T66" style:family="text">
      <style:text-properties officeooo:rsid="01742608" fo:background-color="#afd095" loext:char-shading-value="0"/>
    </style:style>
    <style:style style:name="T67" style:family="text">
      <style:text-properties style:font-name="Arial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68" style:family="text">
      <style:text-properties style:font-name="Arial" fo:font-size="11pt" fo:font-weight="bold" officeooo:rsid="007668e2" fo:background-color="transparent" loext:char-shading-value="0" style:font-size-asian="11pt" style:font-weight-asian="bold" style:font-size-complex="11pt" style:font-weight-complex="bold"/>
    </style:style>
    <style:style style:name="T69" style:family="text">
      <style:text-properties style:font-name="Arial" fo:font-size="11pt" fo:font-weight="bold" officeooo:rsid="017d68ed" fo:background-color="transparent" loext:char-shading-value="0" style:font-size-asian="11pt" style:font-weight-asian="bold" style:font-size-complex="11pt" style:font-weight-complex="bold"/>
    </style:style>
    <style:style style:name="T70" style:family="text">
      <style:text-properties officeooo:rsid="0177df7e"/>
    </style:style>
    <style:style style:name="T71" style:family="text">
      <style:text-properties officeooo:rsid="017d68ed"/>
    </style:style>
    <style:style style:name="T72" style:family="text">
      <style:text-properties fo:color="#000000" loext:opacity="100%" officeooo:rsid="017d68ed"/>
    </style:style>
    <style:style style:name="T73" style:family="text">
      <style:text-properties officeooo:rsid="017f5b25"/>
    </style:style>
    <style:style style:name="T74" style:family="text">
      <style:text-properties officeooo:rsid="0180d66a"/>
    </style:style>
    <style:style style:name="T75" style:family="text">
      <style:text-properties officeooo:rsid="01813d95"/>
    </style:style>
    <style:style style:name="T76" style:family="text">
      <style:text-properties officeooo:rsid="01836a08"/>
    </style:style>
    <style:style style:name="T77" style:family="text">
      <style:text-properties officeooo:rsid="0183f7d0"/>
    </style:style>
    <style:style style:name="T78" style:family="text">
      <style:text-properties officeooo:rsid="00cee02f"/>
    </style:style>
    <style:style style:name="T79" style:family="text">
      <style:text-properties fo:color="#c9211e" loext:opacity="100%"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9cm" svg:stroke-color="#c9211e" draw:marker-start-width="0.471cm" draw:marker-end-width="0.471cm" draw:fill="none" draw:fill-color="#ffffff" draw:textarea-vertical-align="middle" fo:min-height="1.402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-1.374cm" svg:y="-1.476cm" svg:width="2.275cm" svg:height="0.794cm" draw:z-index="1"><draw:image xlink:href="Pictures/10000000000000560000001EC7A902C5CA082181.png" xlink:type="simple" xlink:show="embed" xlink:actuate="onLoad" draw:mime-type="image/png"/></draw:frame>Autoévaluation du CV</text:p>
      <text:h text:style-name="Heading_20_1" text:outline-level="1">Consignes</text:h>
      <text:list xml:id="list2037934827" text:style-name="L16">
        <text:list-item>
          <text:p text:style-name="P23">Dans le barème ci-dessous</text:p>
        </text:list-item>
      </text:list>
      <text:list xml:id="list2912480515" text:style-name="L17">
        <text:list-item>
          <text:list>
            <text:list-item>
              <text:p text:style-name="P24"><text:span text:style-name="T64">s</text:span><text:span text:style-name="T63">urlignez en jaune pâle</text:span> ce qui à votre avis peut peut-être poser problème (vous estimez qu’à priori vous avez respecté les consignes, mais n’en êtes pas tout à fait sûr·e) ;</text:p>
            </text:list-item>
            <text:list-item>
              <text:p text:style-name="P25"><text:span text:style-name="T65">surlignez en orange</text:span> ce qui pose problème (mais alors pourquoi <text:span text:style-name="T61">laisser cela</text:span> ainsi ??) ;</text:p>
            </text:list-item>
            <text:list-item>
              <text:p text:style-name="P83"><text:span text:style-name="T66">surlignez en vert</text:span><text:span text:style-name="T62"> le(s) point(s) qui vous parai(ssen)t pouvoir apporter un bonus</text:span>.</text:p>
            </text:list-item>
          </text:list>
        </text:list-item>
      </text:list>
      <text:list xml:id="list1888008552" text:style-name="L18">
        <text:list-item>
          <text:p text:style-name="P84"><text:span text:style-name="T43">D</text:span><text:span text:style-name="T42">ans le cadre c</text:span><text:span text:style-name="T44">i-dessous </text:span><text:span text:style-name="T42">prévu à cet effet</text:span>, mettez la note que vous pensez obtenir.</text:p>
        </text:list-item>
      </text:list>
      <text:h text:style-name="P22" text:outline-level="1">Cadre pour la note que vous mettez à votre CV</text:h>
      <text:h text:style-name="Heading_20_1" text:outline-level="1"><draw:frame text:anchor-type="paragraph" draw:z-index="0" draw:name="Cadre de texte 1" draw:style-name="gr1" draw:text-style-name="P86" svg:width="2.673cm" svg:height="1.481cm" svg:x="14.908cm" svg:y="-0.878cm"><draw:text-box><text:p text:style-name="P85"><text:span text:style-name="T79"><text:s/></text:span><text:span text:style-name="T79">/20</text:span></text:p></draw:text-box></draw:frame>Barème pour le CV noté <text:span text:style-name="T75">sur </text:span>20 <text:span text:style-name="T75">points</text:span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2537125560" text:style-name="L1">
              <text:list-item>
                <text:p text:style-name="P26">pas de photo <text:span text:style-name="T73">déposée</text:span></text:p>
              </text:list-item>
              <text:list-item>
                <text:p text:style-name="P27">photo déposée en retard</text:p>
              </text:list-item>
              <text:list-item>
                <text:p text:style-name="P26"><text:span text:style-name="T50">p</text:span>hoto ne respectant pas du tout les critères</text:p>
              </text:list-item>
              <text:list-item>
                <text:p text:style-name="P28">photo sans sourire</text:p>
              </text:list-item>
              <text:list-item>
                <text:p text:style-name="P28">bonne photo <text:span text:style-name="T76">déposée</text:span></text:p>
              </text:list-item>
            </text:list>
          </table:table-cell>
          <table:table-cell table:style-name="Tableau2.B1" office:value-type="string">
            <text:p text:style-name="P4">- <text:span text:style-name="T32">5</text:span></text:p>
            <text:p text:style-name="P4">- <text:span text:style-name="T74">1</text:span></text:p>
            <text:p text:style-name="P3">- 4</text:p>
            <text:p text:style-name="P5">- <text:span text:style-name="T50">1</text:span></text:p>
            <text:p text:style-name="P11">+ 1</text:p>
          </table:table-cell>
        </table:table-row>
        <table:table-row table:style-name="Tableau2.1">
          <table:table-cell table:style-name="Tableau2.A2" office:value-type="string">
            <text:list xml:id="list562312762" text:style-name="L2">
              <text:list-item>
                <text:p text:style-name="P29">Pas le CV le jour où il fallait l’étudier</text:p>
              </text:list-item>
              <text:list-item>
                <text:p text:style-name="P30">Vieux CV non actualisé le jour où il fallait l’étudier</text:p>
              </text:list-item>
              <text:list-item>
                <text:p text:style-name="P30">CV ne respectant pas les critères le jour où il fallait l’étudier</text:p>
              </text:list-item>
            </text:list>
          </table:table-cell>
          <table:table-cell table:style-name="Tableau2.B2" office:value-type="string">
            <text:p text:style-name="P13">- 5</text:p>
            <text:p text:style-name="P13">- 4</text:p>
            <text:p text:style-name="P13"/>
            <text:p text:style-name="P13">- 3</text:p>
          </table:table-cell>
        </table:table-row>
        <table:table-row table:style-name="Tableau2.1">
          <table:table-cell table:style-name="Tableau2.A2" office:value-type="string">
            <text:list xml:id="list170449916556344" text:continue-numbering="true" text:style-name="L2">
              <text:list-item>
                <text:p text:style-name="P29"><text:span text:style-name="T8">mauvais</text:span> format <text:span text:style-name="T71">du CV</text:span></text:p>
              </text:list-item>
              <text:list-item>
                <text:p text:style-name="P31">CV mal nommé</text:p>
              </text:list-item>
              <text:list-item>
                <text:p text:style-name="P33">retard <text:span text:style-name="T71">de dép</text:span><text:span text:style-name="T72">ôt</text:span></text:p>
              </text:list-item>
            </text:list>
          </table:table-cell>
          <table:table-cell table:style-name="Tableau2.B2" office:value-type="string">
            <text:p text:style-name="P6">- <text:span text:style-name="T71">0,5</text:span></text:p>
            <text:p text:style-name="P6">- <text:span text:style-name="T71">0,5</text:span></text:p>
            <text:p text:style-name="P7">- <text:span text:style-name="T31">1 </text:span><text:span text:style-name="T74">par demi-journée de retard</text:span></text:p>
          </table:table-cell>
        </table:table-row>
        <table:table-row table:style-name="Tableau2.1">
          <table:table-cell table:style-name="Tableau2.A4" office:value-type="string">
            <text:list xml:id="list700844088" text:style-name="L3">
              <text:list-item>
                <text:p text:style-name="P79"><text:span text:style-name="T67">Problème d’ort</text:span><text:span text:style-name="T68">h</text:span><text:span text:style-name="T69">ographe</text:span><text:span text:style-name="T67">, </text:span><text:span text:style-name="T68">de syntaxe, de lexique</text:span></text:p>
              </text:list-item>
              <text:list-item>
                <text:p text:style-name="P77"><text:span text:style-name="T15">Problème </text:span><text:span text:style-name="T53">d’</text:span><text:span text:style-name="T15">accent, de majuscules</text:span><text:span text:style-name="T21">…</text:span></text:p>
              </text:list-item>
              <text:list-item>
                <text:p text:style-name="P78">Acronyme</text:p>
              </text:list-item>
            </text:list>
          </table:table-cell>
          <table:table-cell table:style-name="Tableau2.B4" office:value-type="string">
            <text:p text:style-name="P6"><text:span text:style-name="T23">- </text:span>1 <text:span text:style-name="T15">par problème</text:span></text:p>
            <text:p text:style-name="P6"/>
            <text:p text:style-name="P12">- 0,5 pour l’ensemble du CV</text:p>
            <text:p text:style-name="P8">- 0,5 par acronyme <text:span text:style-name="T71">utile à traduire </text:span>non traduit</text:p>
          </table:table-cell>
        </table:table-row>
        <table:table-row table:style-name="Tableau2.1">
          <table:table-cell table:style-name="Tableau2.A5" office:value-type="string">
            <text:p text:style-name="P15">Prénom, nom, âge, permis, adresse, tel, mail<text:tab/><text:tab/></text:p>
          </table:table-cell>
          <table:table-cell table:style-name="Tableau2.B5" office:value-type="string">
            <text:list xml:id="list658912087" text:style-name="L4">
              <text:list-item>
                <text:p text:style-name="P32">élément manquant : - 1</text:p>
              </text:list-item>
              <text:list-item>
                <text:p text:style-name="P34">permis mal placé : - 1</text:p>
              </text:list-item>
              <text:list-item>
                <text:p text:style-name="P35">adresse mail qui ne convient pas <text:span text:style-name="T58">ou erronée</text:span> : - <text:span text:style-name="T35">1</text:span></text:p>
              </text:list-item>
              <text:list-item>
                <text:p text:style-name="P36">+ 0,5 pour adresse <text:span text:style-name="T53">G</text:span>itHub <text:span text:style-name="T53">ou équivalent</text:span> et/ou site personnel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5"><text:span text:style-name="T5">Accroche et titres</text:span><text:tab/><text:tab/><text:tab/><text:tab/><text:tab/><text:tab/></text:p>
          </table:table-cell>
          <table:table-cell table:style-name="Tableau2.B6" office:value-type="string">
            <text:list xml:id="list3080161948" text:style-name="L5">
              <text:list-item>
                <text:p text:style-name="P37"><text:span text:style-name="T33">pas d’accroche =</text:span><text:span text:style-name="T34"> - </text:span><text:span text:style-name="T33">5</text:span></text:p>
              </text:list-item>
              <text:list-item>
                <text:p text:style-name="P37"><text:span text:style-name="T53">imprécise</text:span> :<text:span text:style-name="T14"> - </text:span><text:span text:style-name="T48">4</text:span></text:p>
              </text:list-item>
              <text:list-item>
                <text:p text:style-name="P38"><text:span text:style-name="T12">accroche centrée sur </text:span><text:span text:style-name="T62">la période actuelle </text:span>: - <text:span text:style-name="T6">2</text:span></text:p>
              </text:list-item>
              <text:list-item>
                <text:p text:style-name="P39">Trop flou : - 1</text:p>
              </text:list-item>
              <text:list-item>
                <text:p text:style-name="P40">accroche inappropriée = - 4</text:p>
              </text:list-item>
              <text:list-item>
                <text:p text:style-name="P41">titre de rubrique inapproprié = - 1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7">Texte d’introduction</text:p>
          </table:table-cell>
          <table:table-cell table:style-name="Tableau2.B7" office:value-type="string">
            <text:p text:style-name="P9">+1 si bien<text:tab/><text:tab/><text:tab/>+ 2 si très bien</text:p>
            <text:p text:style-name="P9">- 1 si sans intérêt<text:tab/><text:tab/>- 2 si dessert l’étudiant·e</text:p>
          </table:table-cell>
        </table:table-row>
        <table:table-row table:style-name="Tableau2.1">
          <table:table-cell table:style-name="Tableau2.A8" office:value-type="string">
            <text:p text:style-name="P15">Formation<text:tab/></text:p>
          </table:table-cell>
          <table:table-cell table:style-name="Tableau2.B8" office:value-type="string">
            <text:list xml:id="list3554453857" text:style-name="L6">
              <text:list-item>
                <text:p text:style-name="P42">pas <text:span text:style-name="T34">la rubrique</text:span> =<text:span text:style-name="T34"> – 5</text:span></text:p>
              </text:list-item>
              <text:list-item>
                <text:p text:style-name="P45"><text:span text:style-name="T52">on ne sait pas que c’est la</text:span> 2<text:span text:style-name="T13">e</text:span> année <text:span text:style-name="T52">de BUT</text:span> : – 3</text:p>
              </text:list-item>
              <text:list-item>
                <text:p text:style-name="P45">bac <text:span text:style-name="T55">imprécis</text:span> :<text:span text:style-name="T4"> – 1</text:span></text:p>
              </text:list-item>
              <text:list-item>
                <text:p text:style-name="P46">date du bac incorrecte = - 0,5</text:p>
              </text:list-item>
              <text:list-item>
                <text:p text:style-name="P47">bac non mis = <text:span text:style-name="T56">- </text:span>4</text:p>
              </text:list-item>
              <text:list-item>
                <text:p text:style-name="P48"><text:soft-page-break/>établissements et non diplômes mis en valeur : <text:span text:style-name="T56">- </text:span>1</text:p>
              </text:list-item>
              <text:list-item>
                <text:p text:style-name="P50">erreurs <text:span text:style-name="T37">ou oubli(s)</text:span> de date : <text:span text:style-name="T56">- </text:span>2</text:p>
              </text:list-item>
              <text:list-item>
                <text:p text:style-name="P51"><text:span text:style-name="T56">problème d’organisation et/ou p</text:span>eu clair = <text:span text:style-name="T56">- </text:span><text:span text:style-name="T47">2 à </text:span><text:span text:style-name="T56">- </text:span>4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6">Compétences détaillées <text:span text:style-name="T54">en </text:span>info<text:span text:style-name="T54">rmatique</text:span><text:tab/></text:p>
            <text:p text:style-name="P15"/>
            <text:p text:style-name="P15"/>
            <text:p text:style-name="P18"/>
          </table:table-cell>
          <table:table-cell table:style-name="Tableau2.B9" office:value-type="string">
            <text:list xml:id="list140372145" text:style-name="L7">
              <text:list-item>
                <text:p text:style-name="P43">pas <text:span text:style-name="T34">la rubrique</text:span> =<text:span text:style-name="T34"> </text:span><text:span text:style-name="T56">- </text:span><text:span text:style-name="T34">5</text:span></text:p>
              </text:list-item>
              <text:list-item>
                <text:p text:style-name="P52">Compétences mal organisées = - 1 à - 3</text:p>
              </text:list-item>
              <text:list-item>
                <text:p text:style-name="P53">si problème manifeste d’autoévaluation = - 2</text:p>
              </text:list-item>
              <text:list-item>
                <text:p text:style-name="P54">+ 1 si <text:span text:style-name="T54">compétences pas uniquement centrées sur les outils, frameworks…</text:span></text:p>
              </text:list-item>
              <text:list-item>
                <text:p text:style-name="P55">+ 1 si description intéressante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5">Langu<text:span text:style-name="T16">e(s)</text:span></text:p>
          </table:table-cell>
          <table:table-cell table:style-name="Tableau2.B10" office:value-type="string">
            <text:list xml:id="list1236778900" text:style-name="L8">
              <text:list-item>
                <text:p text:style-name="P56"><text:span text:style-name="T54">niveau d’</text:span>anglais <text:span text:style-name="T54">précisé au mauvais endroit</text:span> : <text:span text:style-name="T56">- </text:span><text:span text:style-name="T7">1</text:span></text:p>
              </text:list-item>
              <text:list-item>
                <text:p text:style-name="P57">niveau de langue à revoir : - <text:span text:style-name="T2">1</text:span></text:p>
              </text:list-item>
              <text:list-item>
                <text:p text:style-name="P49">anglais non mis : - 3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15">Expérience<text:tab/></text:p>
          </table:table-cell>
          <table:table-cell table:style-name="Tableau2.B11" office:value-type="string">
            <text:list xml:id="list1378927410" text:style-name="L9">
              <text:list-item>
                <text:p text:style-name="P80"><text:span text:style-name="T25">si pas </text:span><text:span text:style-name="T26">la rubrique</text:span><text:span text:style-name="T25"> =</text:span><text:span text:style-name="T26"> </text:span><text:span text:style-name="T29">- </text:span><text:span text:style-name="T27">8</text:span></text:p>
              </text:list-item>
              <text:list-item>
                <text:p text:style-name="P58">p<text:span text:style-name="T70">a</text:span>s les <text:span text:style-name="T41">SAÉ</text:span> alors que <text:span text:style-name="T57">trop </text:span>p<text:span text:style-name="T57">eu</text:span> d’expérience en info<text:span text:style-name="T57">rmatique</text:span> : <text:span text:style-name="T46">- 4 à - 5</text:span></text:p>
              </text:list-item>
              <text:list-item>
                <text:p text:style-name="P58">p<text:span text:style-name="T70">a</text:span>s les <text:span text:style-name="T41">SAÉ</text:span> alors que<text:span text:style-name="T51"> beaucoup d</text:span>’expérience en info : - <text:span text:style-name="T45">2</text:span></text:p>
              </text:list-item>
              <text:list-item>
                <text:p text:style-name="P59"><text:span text:style-name="T41">SAÉ </text:span><text:span text:style-name="T54">avec des imprécisions</text:span> : - <text:span text:style-name="T54">0,5</text:span><text:span text:style-name="T45"> </text:span><text:span text:style-name="T54">à</text:span><text:span text:style-name="T45"> - 4 (selon </text:span><text:span text:style-name="T54">l’importance des imprécisions</text:span><text:span text:style-name="T45">)</text:span></text:p>
              </text:list-item>
              <text:list-item>
                <text:p text:style-name="P82">PENSER À METTRE <text:span text:style-name="T77">la </text:span><text:span text:style-name="T41">SAÉ</text:span> DE S3 : - <text:span text:style-name="T78">1 si autres </text:span><text:span text:style-name="T41">SAÉ</text:span><text:span text:style-name="T78"> mais pas </text:span><text:span text:style-name="T45">celle</text:span><text:span text:style-name="T78">-</text:span><text:span text:style-name="T25">ci </text:span><text:span text:style-name="T30">(si vous n’avez pas d’informations sur ce que vous ferez, inventez-en!)</text:span></text:p>
              </text:list-item>
              <text:list-item>
                <text:p text:style-name="P81"><text:span text:style-name="T24">intéressant = + </text:span><text:span text:style-name="T28">1 à + 2</text:span></text:p>
              </text:list-item>
            </text:list>
          </table:table-cell>
        </table:table-row>
        <table:table-row table:style-name="Tableau2.1">
          <table:table-cell table:style-name="Tableau2.A12" office:value-type="string">
            <text:p text:style-name="P19">Centre<text:span text:style-name="T1">s</text:span> d’intérêt</text:p>
          </table:table-cell>
          <table:table-cell table:style-name="Tableau2.B12" office:value-type="string">
            <text:list xml:id="list3044597150" text:style-name="L10">
              <text:list-item>
                <text:p text:style-name="P44">pas <text:span text:style-name="T34">la rubrique</text:span> =<text:span text:style-name="T34"> - 3</text:span></text:p>
              </text:list-item>
              <text:list-item>
                <text:p text:style-name="P60"><text:span text:style-name="T20">veille informatique </text:span><text:span text:style-name="T54">non précisée ou au mauvais endroit et/ou avec des </text:span><text:span text:style-name="T40">sites liés à la tech, sans rien de technique et/ou sans analyse</text:span><text:span text:style-name="T20"> </text:span><text:span text:style-name="T45">= - </text:span><text:span text:style-name="T54">0,5 à - 1,5 (jusqu’à - 2,5)</text:span></text:p>
              </text:list-item>
              <text:list-item>
                <text:p text:style-name="P60"><text:span text:style-name="T6">imprécision </text:span><text:span text:style-name="T45">= - 0,5 à - 1 </text:span><text:span text:style-name="T54">(jusqu’à - 2)</text:span></text:p>
              </text:list-item>
              <text:list-item>
                <text:p text:style-name="P61"><text:span text:style-name="T9">mal organisés </text:span><text:span text:style-name="T45">= - 1</text:span></text:p>
              </text:list-item>
              <text:list-item>
                <text:p text:style-name="P62">informations utiles pour l’informatique = + 1</text:p>
              </text:list-item>
            </text:list>
          </table:table-cell>
        </table:table-row>
        <table:table-row table:style-name="Tableau2.1">
          <table:table-cell table:style-name="Tableau2.A5" office:value-type="string">
            <text:p text:style-name="P20">Qualités</text:p>
          </table:table-cell>
          <table:table-cell table:style-name="Tableau2.B13" office:value-type="string">
            <text:list xml:id="list1057504128" text:style-name="L11">
              <text:list-item>
                <text:p text:style-name="P63">Si bien = + 1</text:p>
              </text:list-item>
              <text:list-item>
                <text:p text:style-name="P63">si qualités mal choisies, etc. = - 1</text:p>
              </text:list-item>
            </text:list>
          </table:table-cell>
        </table:table-row>
        <table:table-row table:style-name="Tableau2.1">
          <table:table-cell table:style-name="Tableau2.A4" office:value-type="string">
            <text:p text:style-name="P21">Mettre 2 fois un projet, <text:span text:style-name="T60">une expérience</text:span></text:p>
          </table:table-cell>
          <table:table-cell table:style-name="Tableau2.B4" office:value-type="string">
            <text:p text:style-name="P10"><text:span text:style-name="T34">- </text:span><text:span text:style-name="T11">3</text:span></text:p>
          </table:table-cell>
        </table:table-row>
        <table:table-row table:style-name="Tableau2.1">
          <table:table-cell table:style-name="Tableau2.A4" office:value-type="string">
            <text:p text:style-name="P14">Rubrique<text:span text:style-name="T17">(s)</text:span> mal organisée<text:span text:style-name="T17">(s)</text:span></text:p>
          </table:table-cell>
          <table:table-cell table:style-name="Tableau2.B4" office:value-type="string">
            <text:list xml:id="list1918223464" text:style-name="L12">
              <text:list-item>
                <text:p text:style-name="P64"><text:span text:style-name="T60">ordre des rubriques et/ou des sous-rubriques ne respectant pas les consignes</text:span> : - <text:span text:style-name="T60">2 pour une erreur pas trop illogique / </text:span><text:span text:style-name="T34">- </text:span><text:span text:style-name="T33">4 </text:span><text:span text:style-name="T60">pour un ordre illogique / - 5 si l’ordre est vraiment illogique</text:span></text:p>
              </text:list-item>
              <text:list-item>
                <text:p text:style-name="P65">ordre chronologique : - 5</text:p>
              </text:list-item>
              <text:list-item>
                <text:p text:style-name="P66">établissements mis + en avant que les diplômes = - 1</text:p>
              </text:list-item>
              <text:list-item>
                <text:p text:style-name="P66">coordonnées mal placées = - 1</text:p>
              </text:list-item>
            </text:list>
          </table:table-cell>
        </table:table-row>
        <table:table-row table:style-name="Tableau2.1">
          <table:table-cell table:style-name="Tableau2.A4" office:value-type="string">
            <text:p text:style-name="P14">Problème formel peu important</text:p>
          </table:table-cell>
          <table:table-cell table:style-name="Tableau2.B4" office:value-type="string">
            <text:p text:style-name="P10"><text:span text:style-name="T34">- </text:span>0,<text:span text:style-name="T3">2</text:span>5 (ex : prénom après nom, acronyme non traduit…)</text:p>
          </table:table-cell>
        </table:table-row>
        <table:table-row table:style-name="Tableau2.1">
          <table:table-cell table:style-name="Tableau2.A4" office:value-type="string">
            <text:p text:style-name="P14">Problème formel important</text:p>
          </table:table-cell>
          <table:table-cell table:style-name="Tableau2.B4" office:value-type="string">
            <text:list xml:id="list3410813603" text:style-name="L13">
              <text:list-item>
                <text:p text:style-name="P67"><text:span text:style-name="T70">de </text:span>- <text:span text:style-name="T3">0,5 (ex : titres pas en gras) à - </text:span>1 <text:span text:style-name="T10">(ex : taille police)</text:span></text:p>
              </text:list-item>
              <text:list-item>
                <text:p text:style-name="P68">espace de la page mal occupé = - <text:span text:style-name="T49">1</text:span></text:p>
              </text:list-item>
              <text:list-item>
                <text:p text:style-name="P69">2 pages = -<text:span text:style-name="T38"> </text:span><text:span text:style-name="T39">5</text:span></text:p>
              </text:list-item>
            </text:list>
          </table:table-cell>
        </table:table-row>
        <table:table-row table:style-name="Tableau2.1">
          <table:table-cell table:style-name="Tableau2.A4" office:value-type="string">
            <text:p text:style-name="P14">Esthéti<text:span text:style-name="T22">que</text:span></text:p>
          </table:table-cell>
          <table:table-cell table:style-name="Tableau2.B4" office:value-type="string">
            <text:list xml:id="list2524547075" text:style-name="L14">
              <text:list-item>
                <text:p text:style-name="P70">photo bien <text:span text:style-name="T59">r</text:span>efaite : + 1</text:p>
              </text:list-item>
              <text:list-item>
                <text:p text:style-name="P71">basique : 0</text:p>
              </text:list-item>
            </text:list>
            <text:list xml:id="list3110920480" text:style-name="L15">
              <text:list-item>
                <text:p text:style-name="P74">reprise du CV vu en cours :<text:span text:style-name="T18"> – </text:span>1</text:p>
              </text:list-item>
              <text:list-item>
                <text:p text:style-name="P72">laid / <text:span text:style-name="T36">peu lisible </text:span>- <text:span text:style-name="T19">1 à </text:span><text:span text:style-name="T34">- </text:span>3</text:p>
              </text:list-item>
              <text:list-item>
                <text:p text:style-name="P75">des efforts et résultat correct : + 1</text:p>
              </text:list-item>
              <text:list-item>
                <text:p text:style-name="P76">présentation intéressante : + 2</text:p>
              </text:list-item>
              <text:list-item>
                <text:p text:style-name="P73"><text:span text:style-name="T18">beau travail original</text:span> + <text:span text:style-name="T18">3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ato" svg:font-family="Lato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43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0000dc" loext:opacity="100%"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text-align="justify" style:justify-single-word="false"/>
      <style:text-properties fo:color="#0000dc" loext:opacity="100%"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loext:opacity="100%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0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00" loext:opacity="100%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>
      <style:paragraph-properties fo:text-align="center" style:justify-single-word="false"/>
      <style:text-properties fo:color="#c9211e" loext:opacity="100%" fo:font-size="11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rinne paterlini</meta:initial-creator>
    <meta:creation-date>2013-10-13T13:53:50.11</meta:creation-date>
    <dc:date>2023-09-13T17:04:48.190667943</dc:date>
    <meta:editing-duration>P5DT5H55M25S</meta:editing-duration>
    <meta:editing-cycles>334</meta:editing-cycles>
    <meta:generator>LibreOffice/7.3.7.2$Linux_X86_64 LibreOffice_project/30$Build-2</meta:generator>
    <dc:creator>Corinne Paterlini</dc:creator>
    <meta:document-statistic meta:table-count="1" meta:image-count="1" meta:object-count="0" meta:page-count="2" meta:paragraph-count="109" meta:word-count="840" meta:character-count="3856" meta:non-whitespace-character-count="3179"/>
  </office:meta>
</office:document-meta>
</file>